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 Light" fo:font-size="12pt" officeooo:rsid="001bb333" officeooo:paragraph-rsid="001bb333" style:font-size-asian="12pt" style:font-size-complex="12pt"/>
    </style:style>
    <style:style style:name="P2" style:family="paragraph" style:parent-style-name="Standard">
      <style:text-properties style:font-name="Calibri Light" fo:font-size="12pt" officeooo:rsid="001bb333" officeooo:paragraph-rsid="001d7c24" style:font-size-asian="12pt" style:font-size-complex="12pt"/>
    </style:style>
    <style:style style:name="P3" style:family="paragraph" style:parent-style-name="Standard">
      <style:text-properties style:font-name="Calibri Light" fo:font-size="12pt" officeooo:rsid="001d7c24" officeooo:paragraph-rsid="001d7c24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Calibri Light" fo:font-size="13pt" fo:font-weight="bold" officeooo:rsid="001bb333" officeooo:paragraph-rsid="001bb333" style:font-size-asian="13pt" style:font-weight-asian="bold" style:font-size-complex="13pt" style:font-weight-complex="bold"/>
    </style:style>
    <style:style style:name="P5" style:family="paragraph" style:parent-style-name="Standard">
      <style:text-properties style:font-name="Calibri Light" fo:font-size="13pt" officeooo:rsid="001bb333" officeooo:paragraph-rsid="001bb333" style:font-size-asian="13pt" style:font-size-complex="13pt"/>
    </style:style>
    <style:style style:name="P6" style:family="paragraph" style:parent-style-name="Standard">
      <style:paragraph-properties fo:margin-left="0.4925in" fo:margin-right="0in" fo:text-indent="0in" style:auto-text-indent="false"/>
      <style:text-properties style:font-name="Calibri Light" fo:font-size="12pt" officeooo:rsid="001bb333" officeooo:paragraph-rsid="001bb333" style:font-size-asian="12pt" style:font-size-complex="12pt"/>
    </style:style>
    <style:style style:name="P7" style:family="paragraph" style:parent-style-name="Standard">
      <style:paragraph-properties fo:margin-left="0.4925in" fo:margin-right="0in" fo:text-indent="0in" style:auto-text-indent="false"/>
      <style:text-properties style:font-name="Calibri Light" fo:font-size="12pt" officeooo:rsid="001bb333" officeooo:paragraph-rsid="001d7c24" style:font-size-asian="12pt" style:font-size-complex="12pt"/>
    </style:style>
    <style:style style:name="P8" style:family="paragraph" style:parent-style-name="Standard">
      <style:text-properties style:font-name="Calibri Light" fo:font-size="12pt" officeooo:rsid="001bb333" officeooo:paragraph-rsid="001eecd6" style:font-size-asian="12pt" style:font-size-complex="12pt"/>
    </style:style>
    <style:style style:name="P9" style:family="paragraph" style:parent-style-name="Standard">
      <style:text-properties style:font-name="Calibri Light" fo:font-size="12pt" officeooo:rsid="001bb333" officeooo:paragraph-rsid="001d7c24" style:font-size-asian="12pt" style:font-size-complex="12pt"/>
    </style:style>
    <style:style style:name="P10" style:family="paragraph" style:parent-style-name="Standard">
      <style:paragraph-properties fo:margin-left="0.4925in" fo:margin-right="0in" fo:text-indent="0in" style:auto-text-indent="false"/>
      <style:text-properties style:font-name="Calibri Light" fo:font-size="12pt" officeooo:rsid="001bb333" officeooo:paragraph-rsid="001bb333" style:font-size-asian="12pt" style:font-size-complex="12pt"/>
    </style:style>
    <style:style style:name="P11" style:family="paragraph" style:parent-style-name="Standard">
      <style:paragraph-properties fo:margin-left="0.4925in" fo:margin-right="0in" fo:text-indent="0in" style:auto-text-indent="false"/>
      <style:text-properties style:font-name="Calibri Light" fo:font-size="12pt" officeooo:rsid="001bb333" officeooo:paragraph-rsid="001d7c24" style:font-size-asian="12pt" style:font-size-complex="12pt"/>
    </style:style>
    <style:style style:name="P12" style:family="paragraph" style:parent-style-name="Standard">
      <style:paragraph-properties fo:margin-left="0.4925in" fo:margin-right="0in" fo:text-indent="0in" style:auto-text-indent="false"/>
      <style:text-properties style:font-name="Calibri Light" fo:font-size="12pt" officeooo:rsid="001eecd6" officeooo:paragraph-rsid="001eecd6" style:font-size-asian="12pt" style:font-size-complex="12pt"/>
    </style:style>
    <style:style style:name="T1" style:family="text">
      <style:text-properties officeooo:rsid="001d7c2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eec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imer<text:span text:style-name="T1">as acciones </text:span>Powershell</text:p>
      <text:p text:style-name="P5"/>
      <text:p text:style-name="P1"><text:span text:style-name="T2">Ejercicio 1.-</text:span> Muestra la ayuda de los siguientes comandos mediante el comando get-help y define la función de cada uno de ellos.</text:p>
      <text:p text:style-name="P1"/>
      <text:p text:style-name="P6">- Get-childitem</text:p>
      <text:p text:style-name="P6">- Get-location</text:p>
      <text:p text:style-name="P6">- New-item</text:p>
      <text:p text:style-name="P6">- Remove-item</text:p>
      <text:p text:style-name="P6">- Move-item</text:p>
      <text:p text:style-name="P6">- Rename-item</text:p>
      <text:p text:style-name="P6">- Copy-item</text:p>
      <text:p text:style-name="P1"/>
      <text:p text:style-name="P1"/>
      <text:p text:style-name="P1"><text:span text:style-name="T2">Ejercicio 2.- </text:span>Realiza las siguientes acciones con el comando get-childitem</text:p>
      <text:p text:style-name="P1"/>
      <text:p text:style-name="P6">- Muestra las opciones que ofrece el comando</text:p>
      <text:p text:style-name="P12">get-help get-childitem</text:p>
      <text:p text:style-name="P6">- Muestra todos los directorios y ficheros contenidos en la carpeta actual</text:p>
      <text:p text:style-name="P12">get-childitem</text:p>
      <text:p text:style-name="P6">- Muestra todos los ficheros .txt de la carpeta actual</text:p>
      <text:p text:style-name="P12">get-childitem *.txt</text:p>
      <text:p text:style-name="P7">- Muestra todos los ficheros <text:span text:style-name="T1">que contengan un número</text:span></text:p>
      <text:p text:style-name="P7">get-childitem *[0-9].*</text:p>
      <text:p text:style-name="P6">- Muestra todos los directorios de la carpeta actual, y los contenidos de sus hijos de forma recursiva</text:p>
      <text:p text:style-name="P8"><text:tab/>get-childitem -<text:span text:style-name="T3">Recourse</text:span><text:tab/></text:p>
      <text:p text:style-name="P1"/>
      <text:p text:style-name="P3"><text:span text:style-name="T2">Ejercicio 3.-</text:span> Realiza las siguientes acciones con el comando new-item</text:p>
      <text:p text:style-name="P3"/>
      <text:p text:style-name="P2"><text:tab/>- Muestra las opciones que ofrece el comando</text:p>
      <text:p text:style-name="P12">get-help new-item</text:p>
      <text:p text:style-name="P2"><text:tab/>- <text:span text:style-name="T1">Crea una carpeta con el nombre DAM1</text:span></text:p>
      <text:p text:style-name="P2"><text:tab/>new-item DAM1 -ItemType Directory</text:p>
      <text:p text:style-name="P2"><text:tab/>- Crea<text:span text:style-name="T1"> un fichero con el nombre sistemas.txt</text:span></text:p>
      <text:p text:style-name="P2"><text:tab/><text:span text:style-name="T3">new-item sistemas.txt</text:span></text:p>
      <text:p text:style-name="P2"><text:tab/>- <text:span text:style-name="T1">Crea un fichero con el nombre infor.txt y añade el texto “hola mundo” (en un mismo comando)</text:span></text:p>
      <text:p text:style-name="P2"><text:tab/>new-item infor.txt -Value "hola mundo"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472in" fo:margin-right="0.47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5T08:36:17.905000000</meta:creation-date>
    <dc:date>2022-04-05T11:02:59.968000000</dc:date>
    <meta:editing-duration>PT20M4S</meta:editing-duration>
    <meta:editing-cycles>2</meta:editing-cycles>
    <meta:generator>LibreOffice/7.0.6.2$Windows_X86_64 LibreOffice_project/144abb84a525d8e30c9dbbefa69cbbf2d8d4ae3b</meta:generator>
    <meta:document-statistic meta:table-count="0" meta:image-count="0" meta:object-count="0" meta:page-count="1" meta:paragraph-count="29" meta:word-count="180" meta:character-count="1147" meta:non-whitespace-character-count="987"/>
  </office:meta>
</office:document-meta>
</file>